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6.246cm" svg:height="19.798cm" svg:x="0.851cm" svg:y="0.57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eheejun </meta:initial-creator>
    <meta:creation-date>2013-06-23T17:17:47</meta:creation-date>
    <dc:date>2013-06-23T19:32:48</dc:date>
    <dc:creator>leeheejun </dc:creator>
    <meta:editing-duration>PT1H55M27S</meta:editing-duration>
    <meta:editing-cycles>1</meta:editing-cycles>
    <meta:document-statistic meta:object-count="26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ko" number:country="KR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47cm" svg:height="19.799cm" xlink:href="." xlink:type="simple" chart:class="chart:bar" chart:style-name="ch1">
        <chart:legend chart:legend-position="end" svg:x="24.857cm" svg:y="9.6cm" style:legend-expansion="high" chart:style-name="ch2"/>
        <chart:plot-area chart:style-name="ch3" chart:data-source-has-labels="both" svg:x="0.974cm" svg:y="1.715cm" svg:width="22.835cm" svg:height="17.269cm">
          <chartooo:coordinate-region svg:x="1.41cm" svg:y="1.915cm" svg:width="22.399cm" svg:height="16.422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맴버</text:p>
              </table:table-cell>
            </table:table-row>
          </table:table-header-rows>
          <table:table-rows>
            <table:table-row>
              <table:table-cell office:value-type="string">
                <text:p>뉴비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커먼컬러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중급자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레어컬러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최전선 공략파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순색 칠왕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스텝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카페 매니져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